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color="#ffd320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d32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cm" svg:height="9.7cm" svg:x="7.186cm" svg:y="9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173cm" svg:height="2.132cm" svg:x="7.1cm" svg:y="9.2cm">
          <draw:text-box>
            <text:p text:style-name="P2"><text:span text:style-name="T1">Pre Inscripción</text:span></text:p>
            <text:p text:style-name="P2"><text:span text:style-name="T2">CURSO DE FORMULACIÓN</text:span></text:p>
            <text:p text:style-name="P2"><text:span text:style-name="T2">Y GESTIÓN DE PROYECTOS</text:span></text:p>
          </draw:text-box>
        </draw:frame>
        <draw:frame draw:style-name="gr2" draw:text-style-name="P3" draw:layer="layout" svg:width="5.98cm" svg:height="1.505cm" svg:x="8.196cm" svg:y="16.7cm">
          <draw:text-box>
            <text:p text:style-name="P3"><text:span text:style-name="T3">PARA INSCRIBIRSE </text:span></text:p>
            <text:p text:style-name="P3"><text:span text:style-name="T3">CLICK AQUÍ</text:span></text:p>
          </draw:text-box>
        </draw:frame>
        <draw:custom-shape draw:style-name="gr3" draw:text-style-name="P1" draw:layer="layout" svg:width="2.3cm" svg:height="4cm" svg:x="10.036cm" svg:y="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2:12:03.248093376</meta:creation-date>
    <dc:date>2015-04-29T12:19:20.226641425</dc:date>
    <meta:editing-duration>P0D</meta:editing-duration>
    <meta:editing-cycles>1</meta:editing-cycles>
    <meta:document-statistic meta:object-count="4"/>
    <meta:generator>LibreOffice/4.1.3.2$Linux_X86_64 LibreOffice_project/410m0$Build-2</meta:generator>
  </office:meta>
</office:document-meta>
</file>